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71cm" svg:stroke-color="#00b050" draw:fill="none" draw:textarea-vertical-align="middle" draw:auto-grow-height="false" draw:fit-to-size="false" style:shrink-to-fit="false" fo:min-height="0.405cm" fo:min-width="0.436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1cm" svg:stroke-color="#ff0000" draw:fill="none" draw:textarea-vertical-align="middle" draw:auto-grow-height="false" draw:fit-to-size="false" style:shrink-to-fit="false" fo:min-height="0.309cm" fo:min-width="0.334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00b050" draw:marker-end="msArrowOpenEnd_20_5" draw:marker-end-width="0.319cm" draw:marker-end-center="false" draw:fill="none" draw:textarea-vertical-align="middle" draw:auto-grow-height="false" draw:fit-to-size="false" style:shrink-to-fit="false" fo:min-height="0.937cm" fo:min-width="1.167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ff0000" draw:marker-start="msArrowOpenEnd_20_5" draw:marker-start-width="0.319cm" draw:marker-start-center="false" draw:fill="none" draw:textarea-vertical-align="middle" draw:auto-grow-height="false" draw:fit-to-size="false" style:shrink-to-fit="false" fo:min-height="0.935cm" fo:min-width="1.151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ff0000" draw:marker-start="msArrowOpenEnd_20_5" draw:marker-start-width="0.319cm" draw:marker-start-center="false" draw:fill="none" draw:textarea-vertical-align="middle" draw:auto-grow-height="false" draw:fit-to-size="false" style:shrink-to-fit="false" fo:min-height="0.937cm" fo:min-width="1.167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00b050" draw:marker-end="msArrowOpenEnd_20_5" draw:marker-end-width="0.319cm" draw:marker-end-center="false" draw:fill="none" draw:textarea-vertical-align="middle" draw:auto-grow-height="false" draw:fit-to-size="false" style:shrink-to-fit="false" fo:min-height="0.94cm" fo:min-width="1.15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ff0000" draw:fill="none" draw:textarea-vertical-align="middle" draw:auto-grow-height="false" draw:fit-to-size="false" style:shrink-to-fit="false" fo:min-height="0.405cm" fo:min-width="0.436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1cm" svg:stroke-color="#000000" draw:fill="none" draw:textarea-vertical-align="middle" draw:auto-grow-height="false" draw:fit-to-size="false" style:shrink-to-fit="false" fo:min-height="0.723cm" fo:min-width="0.936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1cm" svg:stroke-color="#000000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cm" fo:min-width="1.001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cm" fo:min-width="0.561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.568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.485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1cm" svg:stroke-color="#000000" draw:marker-end="msArrowOpenEnd_20_5" draw:marker-end-width="0.319cm" draw:marker-end-center="false" draw:fill="none" draw:textarea-vertical-align="top" draw:auto-grow-height="false" fo:min-height="0cm" fo:min-width="0.663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00b050" draw:marker-end="msArrowOpenEnd_20_5" draw:marker-end-width="0.319cm" draw:marker-end-center="false" draw:fill="none" draw:textarea-vertical-align="middle" draw:auto-grow-height="false" draw:fit-to-size="false" style:shrink-to-fit="false" fo:min-height="0.939cm" fo:min-width="1.161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00b050" draw:fill="none" draw:textarea-vertical-align="middle" draw:auto-grow-height="false" draw:fit-to-size="false" style:shrink-to-fit="false" fo:min-height="0.311cm" fo:min-width="0.337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00b050" draw:marker-end="msArrowOpenEnd_20_5" draw:marker-end-width="0.319cm" draw:marker-end-center="false" draw:fill="none" draw:textarea-vertical-align="middle" draw:auto-grow-height="false" draw:fit-to-size="false" style:shrink-to-fit="false" fo:min-height="0.923cm" fo:min-width="1.174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00b050" draw:marker-end="msArrowOpenEnd_20_5" draw:marker-end-width="0.319cm" draw:marker-end-center="false" draw:fill="none" draw:textarea-vertical-align="middle" draw:auto-grow-height="false" draw:fit-to-size="false" style:shrink-to-fit="false" fo:min-height="0.932cm" fo:min-width="1.166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71cm" svg:stroke-color="#00b050" draw:marker-end="msArrowOpenEnd_20_5" draw:marker-end-width="0.319cm" draw:marker-end-center="false" draw:fill="none" draw:textarea-vertical-align="middle" draw:auto-grow-height="false" draw:fit-to-size="false" style:shrink-to-fit="false" fo:min-height="0.928cm" fo:min-width="1.171cm" fo:padding-top="0.125cm" fo:padding-bottom="0.125cm" fo:padding-left="0.25cm" fo:padding-right="0.25cm" fo:wrap-option="wrap"/>
    </style:style>
    <style:style style:name="co1" style:family="table-column">
      <style:table-column-properties style:column-width="1.428cm" style:use-optimal-column-width="false"/>
    </style:style>
    <style:style style:name="co2" style:family="table-column">
      <style:table-column-properties style:column-width="1.825cm" style:use-optimal-column-width="false"/>
    </style:style>
    <style:style style:name="co3" style:family="table-column">
      <style:table-column-properties style:column-width="5.159cm" style:use-optimal-column-width="false"/>
    </style:style>
    <style:style style:name="ro1" style:family="table-row">
      <style:table-row-properties style:row-height="1.03cm"/>
    </style:style>
    <style:style style:name="ro2" style:family="table-row">
      <style:table-row-properties style:row-height="1.102cm"/>
    </style:style>
    <style:style style:name="ro3" style:family="table-row">
      <style:table-row-properties style:row-height="1.063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5pt solid #000000"/>
    </style:style>
    <style:style style:name="ce2" style:family="table-cell">
      <loext:graphic-properties draw:fill="none" draw:textarea-vertical-align="top" fo:padding-top="0.127cm" fo:padding-bottom="0.127cm" fo:padding-left="0.254cm" fo:padding-right="0.254cm"/>
      <style:paragraph-properties fo:border-left="0.48pt solid #000000" fo:border-right="0.48pt solid #000000" fo:border-top="1.5pt solid #000000" fo:border-bottom="0.48pt solid #000000"/>
    </style:style>
    <style:style style:name="ce3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000000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b05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font-variant="normal" fo:text-transform="none" fo:color="#ff0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ucida Conso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-25% 58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Table 1" draw:style-name="standard" draw:layer="layout" svg:width="1.427cm" svg:height="6.179cm" svg:x="6.945cm" svg:y="7cm">
          <table:table>
            <table:table-column table:style-name="co1"/>
            <table:table-row table:style-name="ro1">
              <table:table-cell table:style-name="ce1">
                <text:p text:style-name="P1"><text:span text:style-name="T1">10</text:span></text:p>
              </table:table-cell>
            </table:table-row>
            <table:table-row table:style-name="ro1">
              <table:table-cell table:style-name="ce2">
                <text:p text:style-name="P1"><text:span text:style-name="T1">3</text:span></text:p>
              </table:table-cell>
            </table:table-row>
            <table:table-row table:style-name="ro1">
              <table:table-cell table:style-name="ce2">
                <text:p text:style-name="P1"><text:span text:style-name="T1">8</text:span></text:p>
              </table:table-cell>
            </table:table-row>
            <table:table-row table:style-name="ro1">
              <table:table-cell table:style-name="ce2">
                <text:p text:style-name="P1"><text:span text:style-name="T1">7</text:span></text:p>
              </table:table-cell>
            </table:table-row>
            <table:table-row table:style-name="ro1">
              <table:table-cell table:style-name="ce2">
                <text:p text:style-name="P1"><text:span text:style-name="T1">1</text:span></text:p>
              </table:table-cell>
            </table:table-row>
            <table:table-row table:style-name="ro1">
              <table:table-cell table:style-name="ce2">
                <text:p text:style-name="P1"><text:span text:style-name="T1">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Box 2" draw:style-name="gr1" draw:text-style-name="P2" draw:layer="layout" svg:width="2.592cm" svg:height="1.267cm" svg:x="3.506cm" svg:y="12.61cm">
          <text:p text:style-name="P1"><text:span text:style-name="T2">St</text:span><text:span text:style-name="T2">ac</text:span><text:span text:style-name="T2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14" draw:style-name="standard" draw:layer="layout" svg:width="1.427cm" svg:height="6.611cm" svg:x="19.28cm" svg:y="7.225cm">
          <table:table>
            <table:table-column table:style-name="co1"/>
            <table:table-row table:style-name="ro2">
              <table:table-cell table:style-name="ce1">
                <text:p text:style-name="P1"><text:span text:style-name="T1">10</text:span></text:p>
              </table:table-cell>
            </table:table-row>
            <table:table-row table:style-name="ro2">
              <table:table-cell table:style-name="ce2">
                <text:p text:style-name="P1"><text:span text:style-name="T1">3</text:span></text:p>
              </table:table-cell>
            </table:table-row>
            <table:table-row table:style-name="ro2">
              <table:table-cell table:style-name="ce2">
                <text:p text:style-name="P1"><text:span text:style-name="T1">8</text:span></text:p>
              </table:table-cell>
            </table:table-row>
            <table:table-row table:style-name="ro2">
              <table:table-cell table:style-name="ce2">
                <text:p text:style-name="P1"><text:span text:style-name="T1">7</text:span></text:p>
              </table:table-cell>
            </table:table-row>
            <table:table-row table:style-name="ro2">
              <table:table-cell table:style-name="ce2">
                <text:p text:style-name="P1"><text:span text:style-name="T1">1</text:span></text:p>
              </table:table-cell>
            </table:table-row>
            <table:table-row table:style-name="ro2">
              <table:table-cell table:style-name="ce2">
                <text:p text:style-name="P1"><text:span text:style-name="T1">5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Box 15" draw:style-name="gr1" draw:text-style-name="P2" draw:layer="layout" svg:width="3.002cm" svg:height="1.267cm" svg:x="15.841cm" svg:y="12.743cm">
          <text:p text:style-name="P1"><text:span text:style-name="T2">Que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" draw:style-name="gr2" draw:text-style-name="P3" draw:layer="layout" svg:width="1.322cm" svg:height="0.925cm" svg:x="6.972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3" draw:text-style-name="P3" draw:layer="layout" svg:width="1.178cm" svg:height="0.789cm" svg:x="7.043cm" svg:y="7.0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8" draw:style-name="gr1" draw:text-style-name="P2" draw:layer="layout" svg:width="2.962cm" svg:height="1.436cm" svg:x="3.003cm" svg:y="5.017cm">
          <text:p text:style-name="P1"><text:span text:style-name="T3">inse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" draw:text-style-name="P2" draw:layer="layout" svg:width="3.677cm" svg:height="1.436cm" svg:x="9.247cm" svg:y="5.017cm">
          <text:p text:style-name="P1"><text:span text:style-name="T4">remo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2" draw:style-name="gr4" draw:text-style-name="P3" draw:layer="layout" svg:width="1.666cm" svg:height="1.186cm" svg:x="5.649cm" svg:y="5.722cm">
          <text:p/>
          <draw:enhanced-geometry draw:mirror-horizontal="false" draw:mirror-vertical="false" svg:viewBox="0 0 0 0" drawooo:sub-view-size="600075 427334" draw:text-areas="0 0 ?f6 ?f7" draw:type="ooxml-non-primitive" draw:enhanced-path="M 0 8234 C 164306 -2879 328613 -13991 428625 55859 528637 125709 564356 276521 600075 427334 N">
            <draw:equation draw:name="f0" draw:formula="0*logwidth/600075"/>
            <draw:equation draw:name="f1" draw:formula="8234*logheight/427334"/>
            <draw:equation draw:name="f2" draw:formula="428625*logwidth/600075"/>
            <draw:equation draw:name="f3" draw:formula="55859*logheight/427334"/>
            <draw:equation draw:name="f4" draw:formula="600075*logwidth/600075"/>
            <draw:equation draw:name="f5" draw:formula="427334*logheight/427334"/>
            <draw:equation draw:name="f6" draw:formula="logwidth"/>
            <draw:equation draw:name="f7" draw:formula="logheight"/>
          </draw:enhanced-geometry>
        </draw:custom-shape>
        <draw:custom-shape draw:name="Freeform 22" draw:style-name="gr5" draw:text-style-name="P3" draw:layer="layout" svg:width="1.651cm" svg:height="1.185cm" draw:transform="skewX (0.00418879020478639) rotate (0.00418879020478639) translate (7.804cm 5.722cm)">
          <text:p/>
          <draw:enhanced-geometry draw:mirror-horizontal="true" draw:mirror-vertical="false" svg:viewBox="0 0 0 0" drawooo:sub-view-size="600075 427334" draw:text-areas="0 0 ?f6 ?f7" draw:type="ooxml-non-primitive" draw:enhanced-path="M 0 8234 C 164306 -2879 328613 -13991 428625 55859 528637 125709 564356 276521 600075 427334 N">
            <draw:equation draw:name="f0" draw:formula="0*logwidth/600075"/>
            <draw:equation draw:name="f1" draw:formula="8234*logheight/427334"/>
            <draw:equation draw:name="f2" draw:formula="428625*logwidth/600075"/>
            <draw:equation draw:name="f3" draw:formula="55859*logheight/427334"/>
            <draw:equation draw:name="f4" draw:formula="600075*logwidth/600075"/>
            <draw:equation draw:name="f5" draw:formula="427334*logheight/427334"/>
            <draw:equation draw:name="f6" draw:formula="logwidth"/>
            <draw:equation draw:name="f7" draw:formula="logheight"/>
          </draw:enhanced-geometry>
        </draw:custom-shape>
        <draw:custom-shape draw:name="TextBox 24" draw:style-name="gr1" draw:text-style-name="P2" draw:layer="layout" svg:width="3.796cm" svg:height="1.436cm" svg:x="14.531cm" svg:y="5.396cm">
          <text:p text:style-name="P1"><text:span text:style-name="T4">remo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" draw:text-style-name="P2" draw:layer="layout" svg:width="3.095cm" svg:height="1.436cm" svg:x="15.59cm" svg:y="14.261cm">
          <text:p text:style-name="P1"><text:span text:style-name="T3">inse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26" draw:style-name="gr6" draw:text-style-name="P3" draw:layer="layout" svg:width="1.666cm" svg:height="1.186cm" svg:x="18.01cm" svg:y="6.101cm">
          <text:p/>
          <draw:enhanced-geometry draw:mirror-horizontal="false" draw:mirror-vertical="false" svg:viewBox="0 0 0 0" drawooo:sub-view-size="600075 427334" draw:text-areas="0 0 ?f6 ?f7" draw:type="ooxml-non-primitive" draw:enhanced-path="M 0 8234 C 164306 -2879 328613 -13991 428625 55859 528637 125709 564356 276521 600075 427334 N">
            <draw:equation draw:name="f0" draw:formula="0*logwidth/600075"/>
            <draw:equation draw:name="f1" draw:formula="8234*logheight/427334"/>
            <draw:equation draw:name="f2" draw:formula="428625*logwidth/600075"/>
            <draw:equation draw:name="f3" draw:formula="55859*logheight/427334"/>
            <draw:equation draw:name="f4" draw:formula="600075*logwidth/600075"/>
            <draw:equation draw:name="f5" draw:formula="427334*logheight/427334"/>
            <draw:equation draw:name="f6" draw:formula="logwidth"/>
            <draw:equation draw:name="f7" draw:formula="logheight"/>
          </draw:enhanced-geometry>
        </draw:custom-shape>
        <draw:custom-shape draw:name="Freeform 27" draw:style-name="gr7" draw:text-style-name="P3" draw:layer="layout" svg:width="1.659cm" svg:height="1.19cm" draw:transform="skewX (0.028623399732707) rotate (3.02256119860378) translate (19.852cm 15.031cm)">
          <text:p/>
          <draw:enhanced-geometry draw:mirror-horizontal="true" draw:mirror-vertical="false" svg:viewBox="0 0 0 0" drawooo:sub-view-size="600075 427334" draw:text-areas="0 0 ?f6 ?f7" draw:type="ooxml-non-primitive" draw:enhanced-path="M 0 8234 C 164306 -2879 328613 -13991 428625 55859 528637 125709 564356 276521 600075 427334 N">
            <draw:equation draw:name="f0" draw:formula="0*logwidth/600075"/>
            <draw:equation draw:name="f1" draw:formula="8234*logheight/427334"/>
            <draw:equation draw:name="f2" draw:formula="428625*logwidth/600075"/>
            <draw:equation draw:name="f3" draw:formula="55859*logheight/427334"/>
            <draw:equation draw:name="f4" draw:formula="600075*logwidth/600075"/>
            <draw:equation draw:name="f5" draw:formula="427334*logheight/427334"/>
            <draw:equation draw:name="f6" draw:formula="logwidth"/>
            <draw:equation draw:name="f7" draw:formula="logheight"/>
          </draw:enhanced-geometry>
        </draw:custom-shape>
        <draw:custom-shape draw:name="Oval 29" draw:style-name="gr8" draw:text-style-name="P3" draw:layer="layout" svg:width="1.322cm" svg:height="0.925cm" svg:x="19.254cm" svg:y="7.2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gr2" draw:text-style-name="P3" draw:layer="layout" svg:width="1.322cm" svg:height="0.925cm" svg:x="19.254cm" svg:y="12.7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page>
      <draw:page draw:name="page2" draw:style-name="dp1" draw:master-page-name="Default">
        <draw:g draw:name="Group 2">
          <draw:g draw:name="Group 9">
            <draw:custom-shape draw:name="Rectangle 28" draw:style-name="gr9" draw:text-style-name="P3" draw:layer="layout" svg:width="1.435cm" svg:height="0.972cm" svg:x="8.811cm" svg:y="8.70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29" draw:style-name="gr1" draw:text-style-name="P2" draw:layer="layout" svg:width="1.435cm" svg:height="1.013cm" svg:x="8.811cm" svg:y="8.721cm">
              <text:p text:style-name="P1"><text:span text:style-name="T5"><text:s text:c="2"/></text:span><text:span text:style-name="T5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0" draw:style-name="gr10" draw:text-style-name="P4" draw:layer="layout" svg:width="0.248cm" svg:height="0.248cm" svg:x="9.998cm" svg:y="9.4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0">
            <draw:custom-shape draw:name="Rectangle 25" draw:style-name="gr9" draw:text-style-name="P3" draw:layer="layout" svg:width="1.435cm" svg:height="0.972cm" svg:x="14.562cm" svg:y="8.72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6" draw:style-name="gr10" draw:text-style-name="P4" draw:layer="layout" svg:width="0.248cm" svg:height="0.248cm" svg:x="15.749cm" svg:y="9.445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27" draw:style-name="gr1" draw:text-style-name="P2" draw:layer="layout" svg:width="1.435cm" svg:height="1.013cm" svg:x="14.562cm" svg:y="8.736cm">
              <text:p text:style-name="P1"><text:span text:style-name="T5"><text:s text:c="2"/></text:span><text:span text:style-name="T5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 11">
            <draw:custom-shape draw:name="Rectangle 21" draw:style-name="gr9" draw:text-style-name="P3" draw:layer="layout" svg:width="1.435cm" svg:height="0.972cm" svg:x="11.624cm" svg:y="8.70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2" draw:style-name="gr10" draw:text-style-name="P4" draw:layer="layout" svg:width="0.248cm" svg:height="0.248cm" svg:x="12.811cm" svg:y="9.43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24" draw:style-name="gr1" draw:text-style-name="P2" draw:layer="layout" svg:width="1.435cm" svg:height="1.013cm" svg:x="11.624cm" svg:y="8.721cm">
              <text:p text:style-name="P1"><text:span text:style-name="T5"><text:s text:c="2"/></text:span><text:span text:style-name="T5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Straight Arrow Connector 12" draw:style-name="gr11" draw:text-style-name="P5" draw:layer="layout" svg:width="1.501cm" svg:height="0.001cm" svg:x="10.122cm" svg:y="9.55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3" draw:style-name="gr11" draw:text-style-name="P5" draw:layer="layout" svg:width="1.501cm" svg:height="0.001cm" svg:x="13.06cm" svg:y="9.57cm">
            <text:p/>
            <draw:enhanced-geometry draw:mirror-horizontal="false" draw:mirror-vertical="false" svg:viewBox="0 0 21600 21600" draw:type="mso-spt32" draw:enhanced-path="M 0 0 L 21600 21600 N"/>
          </draw:custom-shape>
          <draw:g draw:name="Group 14">
            <draw:custom-shape draw:name="Rectangle 18" draw:style-name="gr9" draw:text-style-name="P3" draw:layer="layout" svg:width="1.435cm" svg:height="0.972cm" svg:x="6.561cm" svg:y="8.73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10" draw:text-style-name="P4" draw:layer="layout" svg:width="0.248cm" svg:height="0.248cm" svg:x="7.748cm" svg:y="9.46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20" draw:style-name="gr1" draw:text-style-name="P2" draw:layer="layout" svg:width="1.435cm" svg:height="1.013cm" svg:x="6.561cm" svg:y="8.75cm">
              <text:p text:style-name="P1"><text:span text:style-name="T5"><text:s text:c="2"/></text:span><text:span text:style-name="T5">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Straight Arrow Connector 15" draw:style-name="gr12" draw:text-style-name="P5" draw:layer="layout" svg:width="1.061cm" svg:height="0.001cm" svg:x="7.748cm" svg:y="9.58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16" draw:style-name="gr1" draw:text-style-name="P2" draw:layer="layout" svg:width="2.02cm" svg:height="1.013cm" svg:x="5.52cm" svg:y="6.906cm">
            <text:p text:style-name="P1"><text:span text:style-name="T5">he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17" draw:style-name="gr13" draw:text-style-name="P5" draw:layer="layout" svg:width="0.296cm" svg:height="0.818cm" svg:x="7.03cm" svg:y="7.88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Box 31" draw:style-name="gr1" draw:text-style-name="P2" draw:layer="layout" svg:width="1.495cm" svg:height="1.013cm" svg:x="14.872cm" svg:y="6.906cm">
            <text:p text:style-name="P1"><text:span text:style-name="T5">tai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traight Arrow Connector 32" draw:style-name="gr14" draw:text-style-name="P5" draw:layer="layout" svg:width="0.406cm" svg:height="0.735cm" svg:x="15.213cm" svg:y="7.932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custom-shape draw:name="TextBox 1" draw:style-name="gr1" draw:text-style-name="P2" draw:layer="layout" svg:width="1.851cm" svg:height="1.013cm" svg:x="7.838cm" svg:y="13.606cm">
          <text:p text:style-name="P1"><text:span text:style-name="T6">to</text:span><text:span text:style-name="T6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" draw:style-name="gr15" draw:text-style-name="P5" draw:layer="layout" svg:width="1.163cm" svg:height="0.001cm" svg:x="9.426cm" svg:y="14.119cm">
          <text:p/>
          <draw:enhanced-geometry draw:mirror-horizontal="false" draw:mirror-vertical="false" svg:viewBox="0 0 21600 21600" draw:type="mso-spt32" draw:enhanced-path="M 0 0 L 21600 21600 N"/>
        </draw:custom-shape>
        <draw:frame draw:name="Table 7" draw:style-name="standard" draw:layer="layout" svg:width="1.824cm" svg:height="7.209cm" svg:x="10.987cm" svg:y="13.73cm">
          <table:table>
            <table:table-column table:style-name="co2"/>
            <table:table-row table:style-name="ro1">
              <table:table-cell table:style-name="ce3">
                <text:p text:style-name="P1"><text:span text:style-name="T5">null</text:span></text:p>
              </table:table-cell>
            </table:table-row>
            <table:table-row table:style-name="ro1">
              <table:table-cell table:style-name="ce3">
                <text:p text:style-name="P1"><text:span text:style-name="T5">n</text:span><text:span text:style-name="T5">u</text:span><text:span text:style-name="T5">l</text:span><text:span text:style-name="T5">l</text:span></text:p>
              </table:table-cell>
            </table:table-row>
            <table:table-row table:style-name="ro1">
              <table:table-cell table:style-name="ce3">
                <text:p text:style-name="P1"><text:span text:style-name="T5">nul</text:span><text:span text:style-name="T5">l</text:span></text:p>
              </table:table-cell>
            </table:table-row>
            <table:table-row table:style-name="ro1">
              <table:table-cell table:style-name="ce3">
                <text:p text:style-name="P1"><text:span text:style-name="T5">n</text:span><text:span text:style-name="T5">u</text:span><text:span text:style-name="T5">l</text:span><text:span text:style-name="T5">l</text:span></text:p>
              </table:table-cell>
            </table:table-row>
            <table:table-row table:style-name="ro1">
              <table:table-cell table:style-name="ce3">
                <text:p text:style-name="P1"><text:span text:style-name="T5">null</text:span></text:p>
              </table:table-cell>
            </table:table-row>
            <table:table-row table:style-name="ro1">
              <table:table-cell table:style-name="ce3">
                <text:p text:style-name="P1"><text:span text:style-name="T5">n</text:span><text:span text:style-name="T5">ul</text:span><text:span text:style-name="T5">l</text:span></text:p>
              </table:table-cell>
            </table:table-row>
            <table:table-row table:style-name="ro1">
              <table:table-cell table:style-name="ce3">
                <text:p text:style-name="P1"><text:span text:style-name="T5">nul</text:span><text:span text:style-name="T5">l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Straight Arrow Connector 8" draw:style-name="gr15" draw:text-style-name="P5" draw:layer="layout" svg:width="1.163cm" svg:height="0.001cm" svg:x="9.425cm" svg:y="20.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9" draw:style-name="gr1" draw:text-style-name="P2" draw:layer="layout" svg:width="3.015cm" svg:height="1.013cm" svg:x="6.753cm" svg:y="19.877cm">
          <text:p text:style-name="P1"><text:span text:style-name="T6">bo</text:span><text:span text:style-name="T6">tt</text:span><text:span text:style-name="T6">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" draw:style-name="gr15" draw:text-style-name="P5" draw:layer="layout" svg:width="1.163cm" svg:height="0.001cm" svg:x="9.426cm" svg:y="20.39cm">
          <text:p/>
          <draw:enhanced-geometry draw:mirror-horizontal="false" draw:mirror-vertical="false" svg:viewBox="0 0 21600 21600" draw:type="mso-spt32" draw:enhanced-path="M 0 0 L 21600 21600 N"/>
        </draw:custom-shape>
      </draw:page>
      <draw:page draw:name="page3" draw:style-name="dp1" draw:master-page-name="Default">
        <draw:frame draw:name="Table 14" draw:style-name="standard" draw:layer="layout" svg:width="1.427cm" svg:height="6.179cm" svg:x="13.486cm" svg:y="7.226cm">
          <table:table>
            <table:table-column table:style-name="co1"/>
            <table:table-row table:style-name="ro1">
              <table:table-cell table:style-name="ce1">
                <text:p text:style-name="P1"><text:span text:style-name="T1">10</text:span></text:p>
              </table:table-cell>
            </table:table-row>
            <table:table-row table:style-name="ro1">
              <table:table-cell table:style-name="ce2">
                <text:p text:style-name="P1"><text:span text:style-name="T1">3</text:span></text:p>
              </table:table-cell>
            </table:table-row>
            <table:table-row table:style-name="ro1">
              <table:table-cell table:style-name="ce2">
                <text:p text:style-name="P1"><text:span text:style-name="T1">8</text:span></text:p>
              </table:table-cell>
            </table:table-row>
            <table:table-row table:style-name="ro1">
              <table:table-cell table:style-name="ce2">
                <text:p text:style-name="P1"><text:span text:style-name="T1">7</text:span></text:p>
              </table:table-cell>
            </table:table-row>
            <table:table-row table:style-name="ro1">
              <table:table-cell table:style-name="ce2">
                <text:p text:style-name="P1"><text:span text:style-name="T1">1</text:span></text:p>
              </table:table-cell>
            </table:table-row>
            <table:table-row table:style-name="ro1">
              <table:table-cell table:style-name="ce2">
                <text:p text:style-name="P1"><text:span text:style-name="T1">5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TextBox 15" draw:style-name="gr1" draw:text-style-name="P2" draw:layer="layout" svg:width="3.002cm" svg:height="1.267cm" svg:x="10.046cm" svg:y="12.744cm">
          <text:p text:style-name="P1"><text:span text:style-name="T2">Que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1" draw:text-style-name="P2" draw:layer="layout" svg:width="3.796cm" svg:height="1.436cm" svg:x="8.737cm" svg:y="5.397cm">
          <text:p text:style-name="P1"><text:span text:style-name="T4">remo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" draw:text-style-name="P2" draw:layer="layout" svg:width="3.095cm" svg:height="1.436cm" svg:x="9.895cm" svg:y="13.862cm">
          <text:p text:style-name="P1"><text:span text:style-name="T3">inse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26" draw:style-name="gr6" draw:text-style-name="P3" draw:layer="layout" svg:width="1.666cm" svg:height="1.186cm" svg:x="12.216cm" svg:y="6.102cm">
          <text:p/>
          <draw:enhanced-geometry draw:mirror-horizontal="false" draw:mirror-vertical="false" svg:viewBox="0 0 0 0" drawooo:sub-view-size="600075 427334" draw:text-areas="0 0 ?f6 ?f7" draw:type="ooxml-non-primitive" draw:enhanced-path="M 0 8234 C 164306 -2879 328613 -13991 428625 55859 528637 125709 564356 276521 600075 427334 N">
            <draw:equation draw:name="f0" draw:formula="0*logwidth/600075"/>
            <draw:equation draw:name="f1" draw:formula="8234*logheight/427334"/>
            <draw:equation draw:name="f2" draw:formula="428625*logwidth/600075"/>
            <draw:equation draw:name="f3" draw:formula="55859*logheight/427334"/>
            <draw:equation draw:name="f4" draw:formula="600075*logwidth/600075"/>
            <draw:equation draw:name="f5" draw:formula="427334*logheight/427334"/>
            <draw:equation draw:name="f6" draw:formula="logwidth"/>
            <draw:equation draw:name="f7" draw:formula="logheight"/>
          </draw:enhanced-geometry>
        </draw:custom-shape>
        <draw:custom-shape draw:name="Freeform 27" draw:style-name="gr16" draw:text-style-name="P3" draw:layer="layout" svg:width="1.661cm" svg:height="1.189cm" draw:transform="skewX (-0.0370009801422798) rotate (3.08609118337637) translate (14.142cm 14.594cm)">
          <text:p/>
          <draw:enhanced-geometry draw:mirror-horizontal="true" draw:mirror-vertical="false" svg:viewBox="0 0 0 0" drawooo:sub-view-size="600075 427334" draw:text-areas="0 0 ?f6 ?f7" draw:type="ooxml-non-primitive" draw:enhanced-path="M 0 8234 C 164306 -2879 328613 -13991 428625 55859 528637 125709 564356 276521 600075 427334 N">
            <draw:equation draw:name="f0" draw:formula="0*logwidth/600075"/>
            <draw:equation draw:name="f1" draw:formula="8234*logheight/427334"/>
            <draw:equation draw:name="f2" draw:formula="428625*logwidth/600075"/>
            <draw:equation draw:name="f3" draw:formula="55859*logheight/427334"/>
            <draw:equation draw:name="f4" draw:formula="600075*logwidth/600075"/>
            <draw:equation draw:name="f5" draw:formula="427334*logheight/427334"/>
            <draw:equation draw:name="f6" draw:formula="logwidth"/>
            <draw:equation draw:name="f7" draw:formula="logheight"/>
          </draw:enhanced-geometry>
        </draw:custom-shape>
        <draw:custom-shape draw:name="Oval 29" draw:style-name="gr8" draw:text-style-name="P3" draw:layer="layout" svg:width="1.322cm" svg:height="0.925cm" svg:x="13.46cm" svg:y="7.2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gr2" draw:text-style-name="P3" draw:layer="layout" svg:width="1.322cm" svg:height="0.925cm" svg:x="13.46cm" svg:y="12.4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page>
      <draw:page draw:name="page4" draw:style-name="dp1" draw:master-page-name="Default">
        <draw:frame draw:name="Table 14" draw:style-name="standard" draw:layer="layout" svg:width="1.427cm" svg:height="6.179cm" svg:x="12.422cm" svg:y="7.226cm">
          <table:table>
            <table:table-column table:style-name="co1"/>
            <table:table-row table:style-name="ro1">
              <table:table-cell table:style-name="ce1">
                <text:p text:style-name="P1"><text:span text:style-name="T1">10</text:span></text:p>
              </table:table-cell>
            </table:table-row>
            <table:table-row table:style-name="ro1">
              <table:table-cell table:style-name="ce2">
                <text:p text:style-name="P1"><text:span text:style-name="T1">3</text:span></text:p>
              </table:table-cell>
            </table:table-row>
            <table:table-row table:style-name="ro1">
              <table:table-cell table:style-name="ce2">
                <text:p text:style-name="P1"><text:span text:style-name="T1">8</text:span></text:p>
              </table:table-cell>
            </table:table-row>
            <table:table-row table:style-name="ro1">
              <table:table-cell table:style-name="ce2">
                <text:p text:style-name="P1"><text:span text:style-name="T1">7</text:span></text:p>
              </table:table-cell>
            </table:table-row>
            <table:table-row table:style-name="ro1">
              <table:table-cell table:style-name="ce2">
                <text:p text:style-name="P1"><text:span text:style-name="T1">1</text:span></text:p>
              </table:table-cell>
            </table:table-row>
            <table:table-row table:style-name="ro1">
              <table:table-cell table:style-name="ce2">
                <text:p text:style-name="P1"><text:span text:style-name="T1">5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TextBox 15" draw:style-name="gr1" draw:text-style-name="P2" draw:layer="layout" svg:width="3.002cm" svg:height="1.267cm" svg:x="8.983cm" svg:y="12.744cm">
          <text:p text:style-name="P1"><text:span text:style-name="T2">Que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1" draw:text-style-name="P2" draw:layer="layout" svg:width="3.796cm" svg:height="1.436cm" svg:x="7.673cm" svg:y="5.397cm">
          <text:p text:style-name="P1"><text:span text:style-name="T4">remo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" draw:text-style-name="P2" draw:layer="layout" svg:width="3.095cm" svg:height="1.436cm" svg:x="8.731cm" svg:y="14.262cm">
          <text:p text:style-name="P1"><text:span text:style-name="T3">inse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9" draw:style-name="gr8" draw:text-style-name="P3" draw:layer="layout" svg:width="1.322cm" svg:height="0.925cm" svg:x="12.396cm" svg:y="7.2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2" draw:style-name="gr1" draw:text-style-name="P2" draw:layer="layout" svg:width="3.095cm" svg:height="1.436cm" svg:x="15.094cm" svg:y="5.397cm">
          <text:p text:style-name="P1"><text:span text:style-name="T3">inse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" draw:text-style-name="P2" draw:layer="layout" svg:width="3.796cm" svg:height="1.436cm" svg:x="14.737cm" svg:y="14.262cm">
          <text:p text:style-name="P1"><text:span text:style-name="T4">remo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6" draw:style-name="gr17" draw:text-style-name="P3" draw:layer="layout" svg:width="1.183cm" svg:height="0.793cm" svg:x="12.468cm" svg:y="7.3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8" draw:text-style-name="P3" draw:layer="layout" svg:width="1.322cm" svg:height="0.925cm" svg:x="12.409cm" svg:y="12.3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17" draw:text-style-name="P3" draw:layer="layout" svg:width="1.183cm" svg:height="0.793cm" svg:x="12.482cm" svg:y="12.3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26" draw:style-name="gr6" draw:text-style-name="P3" draw:layer="layout" svg:width="1.666cm" svg:height="1.186cm" svg:x="11.041cm" svg:y="6.12cm">
          <text:p/>
          <draw:enhanced-geometry draw:mirror-horizontal="false" draw:mirror-vertical="false" svg:viewBox="0 0 0 0" drawooo:sub-view-size="600075 427334" draw:text-areas="0 0 ?f6 ?f7" draw:type="ooxml-non-primitive" draw:enhanced-path="M 0 8234 C 164306 -2879 328613 -13991 428625 55859 528637 125709 564356 276521 600075 427334 N">
            <draw:equation draw:name="f0" draw:formula="0*logwidth/600075"/>
            <draw:equation draw:name="f1" draw:formula="8234*logheight/427334"/>
            <draw:equation draw:name="f2" draw:formula="428625*logwidth/600075"/>
            <draw:equation draw:name="f3" draw:formula="55859*logheight/427334"/>
            <draw:equation draw:name="f4" draw:formula="600075*logwidth/600075"/>
            <draw:equation draw:name="f5" draw:formula="427334*logheight/427334"/>
            <draw:equation draw:name="f6" draw:formula="logwidth"/>
            <draw:equation draw:name="f7" draw:formula="logheight"/>
          </draw:enhanced-geometry>
        </draw:custom-shape>
        <draw:custom-shape draw:name="Freeform 27" draw:style-name="gr18" draw:text-style-name="P3" draw:layer="layout" svg:width="1.674cm" svg:height="1.173cm" draw:transform="skewX (0.0994837673636768) rotate (2.9850366196859) translate (12.921cm 14.959cm)">
          <text:p/>
          <draw:enhanced-geometry draw:mirror-horizontal="true" draw:mirror-vertical="false" svg:viewBox="0 0 0 0" drawooo:sub-view-size="600075 427334" draw:text-areas="0 0 ?f6 ?f7" draw:type="ooxml-non-primitive" draw:enhanced-path="M 0 8234 C 164306 -2879 328613 -13991 428625 55859 528637 125709 564356 276521 600075 427334 N">
            <draw:equation draw:name="f0" draw:formula="0*logwidth/600075"/>
            <draw:equation draw:name="f1" draw:formula="8234*logheight/427334"/>
            <draw:equation draw:name="f2" draw:formula="428625*logwidth/600075"/>
            <draw:equation draw:name="f3" draw:formula="55859*logheight/427334"/>
            <draw:equation draw:name="f4" draw:formula="600075*logwidth/600075"/>
            <draw:equation draw:name="f5" draw:formula="427334*logheight/427334"/>
            <draw:equation draw:name="f6" draw:formula="logwidth"/>
            <draw:equation draw:name="f7" draw:formula="logheight"/>
          </draw:enhanced-geometry>
        </draw:custom-shape>
        <draw:custom-shape draw:name="Freeform 10" draw:style-name="gr19" draw:text-style-name="P3" draw:layer="layout" svg:width="1.666cm" svg:height="1.183cm" draw:transform="skewX (0.0961676417848875) rotate (-0.0961676417848872) translate (13.349cm 6.039cm)">
          <text:p/>
          <draw:enhanced-geometry draw:mirror-horizontal="true" draw:mirror-vertical="false" svg:viewBox="0 0 0 0" drawooo:sub-view-size="600075 427334" draw:text-areas="0 0 ?f6 ?f7" draw:type="ooxml-non-primitive" draw:enhanced-path="M 0 8234 C 164306 -2879 328613 -13991 428625 55859 528637 125709 564356 276521 600075 427334 N">
            <draw:equation draw:name="f0" draw:formula="0*logwidth/600075"/>
            <draw:equation draw:name="f1" draw:formula="8234*logheight/427334"/>
            <draw:equation draw:name="f2" draw:formula="428625*logwidth/600075"/>
            <draw:equation draw:name="f3" draw:formula="55859*logheight/427334"/>
            <draw:equation draw:name="f4" draw:formula="600075*logwidth/600075"/>
            <draw:equation draw:name="f5" draw:formula="427334*logheight/427334"/>
            <draw:equation draw:name="f6" draw:formula="logwidth"/>
            <draw:equation draw:name="f7" draw:formula="logheight"/>
          </draw:enhanced-geometry>
        </draw:custom-shape>
        <draw:custom-shape draw:name="Freeform 11" draw:style-name="gr6" draw:text-style-name="P3" draw:layer="layout" svg:width="1.666cm" svg:height="1.186cm" draw:transform="rotate (2.9846875538355) translate (14.78cm 15.04cm)">
          <text:p/>
          <draw:enhanced-geometry draw:mirror-horizontal="false" draw:mirror-vertical="false" svg:viewBox="0 0 0 0" drawooo:sub-view-size="600075 427334" draw:text-areas="0 0 ?f6 ?f7" draw:type="ooxml-non-primitive" draw:enhanced-path="M 0 8234 C 164306 -2879 328613 -13991 428625 55859 528637 125709 564356 276521 600075 427334 N">
            <draw:equation draw:name="f0" draw:formula="0*logwidth/600075"/>
            <draw:equation draw:name="f1" draw:formula="8234*logheight/427334"/>
            <draw:equation draw:name="f2" draw:formula="428625*logwidth/600075"/>
            <draw:equation draw:name="f3" draw:formula="55859*logheight/427334"/>
            <draw:equation draw:name="f4" draw:formula="600075*logwidth/600075"/>
            <draw:equation draw:name="f5" draw:formula="427334*logheight/427334"/>
            <draw:equation draw:name="f6" draw:formula="logwidth"/>
            <draw:equation draw:name="f7" draw:formula="logheight"/>
          </draw:enhanced-geometry>
        </draw:custom-shape>
      </draw:page>
      <draw:page draw:name="page5" draw:style-name="dp1" draw:master-page-name="Default">
        <draw:frame draw:name="Table 14" draw:style-name="standard" draw:layer="layout" svg:width="5.158cm" svg:height="6.377cm" svg:x="12.118cm" svg:y="7.226cm">
          <table:table>
            <table:table-column table:style-name="co3"/>
            <table:table-row table:style-name="ro3">
              <table:table-cell table:style-name="ce1">
                <text:p text:style-name="P1"><text:span text:style-name="T1">data</text:span><text:span text:style-name="T7">1</text:span><text:span text:style-name="T1">, priority-3</text:span></text:p>
              </table:table-cell>
            </table:table-row>
            <table:table-row table:style-name="ro3">
              <table:table-cell table:style-name="ce2">
                <text:p text:style-name="P1"><text:span text:style-name="T1">data</text:span><text:span text:style-name="T7">2</text:span><text:span text:style-name="T1">, priority-2</text:span></text:p>
              </table:table-cell>
            </table:table-row>
            <table:table-row table:style-name="ro3">
              <table:table-cell table:style-name="ce2">
                <text:p text:style-name="P1"><text:span text:style-name="T1">data</text:span><text:span text:style-name="T7">3</text:span><text:span text:style-name="T1">, priority-2</text:span></text:p>
              </table:table-cell>
            </table:table-row>
            <table:table-row table:style-name="ro3">
              <table:table-cell table:style-name="ce2">
                <text:p text:style-name="P1"><text:span text:style-name="T1">data</text:span><text:span text:style-name="T7">4</text:span><text:span text:style-name="T1">, priority-1</text:span></text:p>
              </table:table-cell>
            </table:table-row>
            <table:table-row table:style-name="ro3">
              <table:table-cell table:style-name="ce2">
                <text:p text:style-name="P1"><text:span text:style-name="T1">data</text:span><text:span text:style-name="T7">5</text:span><text:span text:style-name="T1">, priority-3</text:span></text:p>
              </table:table-cell>
            </table:table-row>
            <table:table-row table:style-name="ro3">
              <table:table-cell table:style-name="ce2">
                <text:p text:style-name="P1"><text:span text:style-name="T1">data</text:span><text:span text:style-name="T7">6</text:span><text:span text:style-name="T1">, priority-1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TextBox 15" draw:style-name="gr1" draw:text-style-name="P2" draw:layer="layout" svg:width="3.002cm" svg:height="1.267cm" svg:x="8.679cm" svg:y="12.744cm">
          <text:p text:style-name="P1"><text:span text:style-name="T2">Que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1" draw:text-style-name="P2" draw:layer="layout" svg:width="3.796cm" svg:height="1.436cm" svg:x="7.369cm" svg:y="5.397cm">
          <text:p text:style-name="P1"><text:span text:style-name="T4">remo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" draw:text-style-name="P2" draw:layer="layout" svg:width="3.095cm" svg:height="1.436cm" svg:x="8.427cm" svg:y="14.562cm">
          <text:p text:style-name="P1"><text:span text:style-name="T3">inse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26" draw:style-name="gr6" draw:text-style-name="P3" draw:layer="layout" svg:width="1.666cm" svg:height="1.186cm" svg:x="10.848cm" svg:y="6.102cm">
          <text:p/>
          <draw:enhanced-geometry draw:mirror-horizontal="false" draw:mirror-vertical="false" svg:viewBox="0 0 0 0" drawooo:sub-view-size="600075 427334" draw:text-areas="0 0 ?f6 ?f7" draw:type="ooxml-non-primitive" draw:enhanced-path="M 0 8234 C 164306 -2879 328613 -13991 428625 55859 528637 125709 564356 276521 600075 427334 N">
            <draw:equation draw:name="f0" draw:formula="0*logwidth/600075"/>
            <draw:equation draw:name="f1" draw:formula="8234*logheight/427334"/>
            <draw:equation draw:name="f2" draw:formula="428625*logwidth/600075"/>
            <draw:equation draw:name="f3" draw:formula="55859*logheight/427334"/>
            <draw:equation draw:name="f4" draw:formula="600075*logwidth/600075"/>
            <draw:equation draw:name="f5" draw:formula="427334*logheight/427334"/>
            <draw:equation draw:name="f6" draw:formula="logwidth"/>
            <draw:equation draw:name="f7" draw:formula="logheight"/>
          </draw:enhanced-geometry>
        </draw:custom-shape>
        <draw:custom-shape draw:name="Freeform 27" draw:style-name="gr20" draw:text-style-name="P3" draw:layer="layout" svg:width="1.671cm" svg:height="1.178cm" draw:transform="skewX (0.0872664625997165) rotate (3.01924507302499) translate (12.844cm 15.279cm)">
          <text:p/>
          <draw:enhanced-geometry draw:mirror-horizontal="true" draw:mirror-vertical="false" svg:viewBox="0 0 0 0" drawooo:sub-view-size="600075 427334" draw:text-areas="0 0 ?f6 ?f7" draw:type="ooxml-non-primitive" draw:enhanced-path="M 0 8234 C 164306 -2879 328613 -13991 428625 55859 528637 125709 564356 276521 600075 427334 N">
            <draw:equation draw:name="f0" draw:formula="0*logwidth/600075"/>
            <draw:equation draw:name="f1" draw:formula="8234*logheight/427334"/>
            <draw:equation draw:name="f2" draw:formula="428625*logwidth/600075"/>
            <draw:equation draw:name="f3" draw:formula="55859*logheight/427334"/>
            <draw:equation draw:name="f4" draw:formula="600075*logwidth/600075"/>
            <draw:equation draw:name="f5" draw:formula="427334*logheight/427334"/>
            <draw:equation draw:name="f6" draw:formula="logwidth"/>
            <draw:equation draw:name="f7" draw:formula="logheight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1T10:39:40.258329389</meta:creation-date>
    <dc:date>2019-01-01T12:12:58.802512254</dc:date>
    <meta:editing-duration>PT1H17M14S</meta:editing-duration>
    <meta:editing-cycles>2</meta:editing-cycles>
    <meta:generator>LibreOffice/6.0.7.3$Linux_X86_64 LibreOffice_project/00m0$Build-3</meta:generator>
    <meta:document-statistic meta:object-count="74"/>
  </office:meta>
</office:document-meta>
</file>